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text-properties fo:font-size="14pt" officeooo:paragraph-rsid="00187f90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 Samuel 8-. </text:p>
      <text:p text:style-name="P4"/>
      <text:p text:style-name="P4">Samuel 8-1. part1: שמואל ב 8-1 וַיְהִי כַּאֲשֶׁר זָקֵן שְׁמוּאֵל</text:p>
      <text:p text:style-name="P4"/>
      <text:p text:style-name="P4">Verbs:</text:p>
      <text:p text:style-name="P4">a: וַיְהִי, OF: הָיָה, Conj-w | V-Qal-ConsecImperf-3ms, it_was, </text:p>
      <text:p text:style-name="P4">c: זָקֵן שְׁמוּאֵל, OF: זָקֵן, V-Qal-Perf-3ms, he_aged, Smauel, </text:p>
      <text:p text:style-name="P4"/>
      <text:p text:style-name="P4">Words:</text:p>
      <text:p text:style-name="P4">b:כַּאֲשֶׁר , like_which, </text:p>
      <text:p text:style-name="P4"/>
      <text:p text:style-name="P4">Translation:</text:p>
      <text:p text:style-name="P4">When Samuel was old, </text:p>
      <text:p text:style-name="P4"/>
      <text:p text:style-name="P4">part2: וַיָּשֶׂם אֶת־בָּנָיו שֹׁפְטִים לְיִשְׂרָאֵל:</text:p>
      <text:p text:style-name="P4"/>
      <text:p text:style-name="P4">Verbs:</text:p>
      <text:p text:style-name="P4">a: וַיָּשֶׂם אֶת־בָּנָיו, OF: שִֹים, Conj-w | V-Qal-ConsecImperf-3ms, he_set, -his_son, </text:p>
      <text:p text:style-name="P4">b: שֹׁפְטִים לְיִשְׂרָאֵל, OF:שָׁפַט, V-Qal-Prtcpl-mp, who_was_judging, for_Israel, </text:p>
      <text:p text:style-name="P4"/>
      <text:p text:style-name="P4">Words:</text:p>
      <text:p text:style-name="P4"/>
      <text:p text:style-name="P4">Translation:</text:p>
      <text:p text:style-name="P4">he set his son who was judging Israel. </text:p>
      <text:p text:style-name="P4"/>
      <text:p text:style-name="P4"/>
      <text:p text:style-name="P4">Samuel 8-2. part1: שמואל ב 8-2 וַיְהִי שֶׁם־בְּנוֹ הַבְּכוֹר יוֹאֵל</text:p>
      <text:p text:style-name="P4"/>
      <text:p text:style-name="P4">Verbs:</text:p>
      <text:p text:style-name="P4">a: וַיְהִי, OF: הָיָה, Conj-w | V-Qal-ConsecImperf-3ms, it_was, </text:p>
      <text:p text:style-name="P4"/>
      <text:p text:style-name="P4">Words:</text:p>
      <text:p text:style-name="P4">b: שֶׁם־בְּנוֹ הַבְּכוֹר יוֹאֵל, name_of_his_son, the_firstborn, Joel, </text:p>
      <text:p text:style-name="P4"/>
      <text:p text:style-name="P4">Translation:</text:p>
      <text:p text:style-name="P4">The name of his son, the firstborn was Joel, </text:p>
      <text:p text:style-name="P4"/>
      <text:p text:style-name="P4">part2: וְשֵׁם מִשְׁנֵהוּ אֲבִיָּה</text:p>
      <text:p text:style-name="P4"/>
      <text:p text:style-name="P4">Verbs:</text:p>
      <text:p text:style-name="P4"/>
      <text:p text:style-name="P4">Words:</text:p>
      <text:p text:style-name="P4">a: וְשֵׁם מִשְׁנֵהוּ אֲבִיָּה, and_name, of_his_second, Abijah, </text:p>
      <text:p text:style-name="P4"><text:soft-page-break/></text:p>
      <text:p text:style-name="P4">Translation:</text:p>
      <text:p text:style-name="P4">and the name of his second son was Abijah, </text:p>
      <text:p text:style-name="P4"/>
      <text:p text:style-name="P4">part3: שֹׁפְטִים בִּבְאֵר שָׁבַע:</text:p>
      <text:p text:style-name="P4"/>
      <text:p text:style-name="P4">Verbs:</text:p>
      <text:p text:style-name="P4">a: שֹׁפְטִים, OF:שָׁפַט, V-Qal-Prtcpl-mp, who_were_judging, </text:p>
      <text:p text:style-name="P4"/>
      <text:p text:style-name="P4">Words:</text:p>
      <text:p text:style-name="P4">b: בִּבְאֵר שָׁבַע, in_Beersheba, (the well of seven. )</text:p>
      <text:p text:style-name="P4"/>
      <text:p text:style-name="P4">Translation:</text:p>
      <text:p text:style-name="P4">who were judging in Beersheba. </text:p>
      <text:p text:style-name="P4"/>
      <text:p text:style-name="P4"/>
      <text:p text:style-name="P4">Samuel 8-3. part1: שמואל ב 8-3 וְלֹא־הָלְכוּ בָנָיו בְּדַרְכוֹ בִּדְרָכָיו</text:p>
      <text:p text:style-name="P4"/>
      <text:p text:style-name="P4">Verbs:</text:p>
      <text:p text:style-name="P4">a: וְלֹא־הָלְכוּ, OF: הָלַךְ, V-Qal-Perf-3cp, but_not, they_walked, </text:p>
      <text:p text:style-name="P4"/>
      <text:p text:style-name="P4">Words:</text:p>
      <text:p text:style-name="P4">b1: בָנָיו בְּדַרְכוֹ, his_sons, in_his_way. </text:p>
      <text:p text:style-name="P4">b2: בִּדַרְכָיו, in_his_ways. </text:p>
      <text:p text:style-name="P4"/>
      <text:p text:style-name="P4">Translation:</text:p>
      <text:p text:style-name="P4">but his sons didn't walk in his ways, </text:p>
      <text:p text:style-name="P4"/>
      <text:p text:style-name="P4">part2: <text:s/>וַיִּטּוּ אַחֲרֵי הַבָּצַע</text:p>
      <text:p text:style-name="P4"/>
      <text:p text:style-name="P4">Verbs:</text:p>
      <text:p text:style-name="P4">a: וַיִּטּוּ, OF: נָטָה, Conj-w | V-Qal-ConsecImperf-3mp, and_they_turned_aside, </text:p>
      <text:p text:style-name="P4"/>
      <text:p text:style-name="P4">Words:</text:p>
      <text:p text:style-name="P4">b: אַחֲרֵי הַבָּצַע, after, the_dishonest_gain, </text:p>
      <text:p text:style-name="P4"/>
      <text:p text:style-name="P4">Translation:</text:p>
      <text:p text:style-name="P4">and they turned aside after dishonest gain, </text:p>
      <text:p text:style-name="P4"/>
      <text:p text:style-name="P4">part3: וַיִּקְחוּ־שֹׁחַד וַיַּטּוּ מִשְׁפָּט: פ</text:p>
      <text:p text:style-name="P4"/>
      <text:p text:style-name="P4">Verbs:</text:p>
      <text:p text:style-name="P4">a:וַיִּקְחוּ־שֹׁחַד, OF: לָקַח, Conj-w | V-Qal-ConsecImperf-3mp, and_they_took, bribes, </text:p>
      <text:p text:style-name="P4"><text:soft-page-break/>b:וַיַּטּוּ מִשְׁפָּט, OF: נָטָה, Conj-w | V-Qal-ConsecImperf-3mp, and_they_perverted, justice, (different meaning)</text:p>
      <text:p text:style-name="P4"/>
      <text:p text:style-name="P4">Words:</text:p>
      <text:p text:style-name="P4"/>
      <text:p text:style-name="P4">Translation:</text:p>
      <text:p text:style-name="P4">and they took bribes, and they perverted justice. </text:p>
      <text:p text:style-name="P4"/>
      <text:p text:style-name="P4"/>
      <text:p text:style-name="P4">Samuel 8-4. part1: שמואל ב 8-4 וַיִּתְקַבְּצוּ כֹּל זִקְנֵי יִשְׂרָאֵל</text:p>
      <text:p text:style-name="P4"/>
      <text:p text:style-name="P4">Verbs:</text:p>
      <text:p text:style-name="P4">a: וַיִּתְקַבְּצוּ, OF: קָבַץ, Conj-w | V-Hitpael-ConsecImperf-3mp, and_they_gathered_themselves_together, </text:p>
      <text:p text:style-name="P4">(12.7: Hitpael, express an intensive type of action with a reflexive voice)</text:p>
      <text:p text:style-name="P4"/>
      <text:p text:style-name="P4">Words:</text:p>
      <text:p text:style-name="P4">b: כֹּל זִקְנֵי יִשְׂרָאֵל, all of_elders, of_Israel, </text:p>
      <text:p text:style-name="P4"/>
      <text:p text:style-name="P4">Translation:</text:p>
      <text:p text:style-name="P4">and all elders of Israel gathered together, </text:p>
      <text:p text:style-name="P4"/>
      <text:p text:style-name="P4">part2: וַיָּבֹאוּ אֶל־שְׁמוּאֵל הָרָמָתָה:</text:p>
      <text:p text:style-name="P4"/>
      <text:p text:style-name="P4">Verbs:</text:p>
      <text:p text:style-name="P4">a:וַיָּבֹאוּ, OF: בּוׂא, Conj-w | V-Qal-ConsecImperf-3mp, and they came, </text:p>
      <text:p text:style-name="P4"/>
      <text:p text:style-name="P4">Words:</text:p>
      <text:p text:style-name="P4">b: אֶל־שְׁמוּאֵל הָרָמָתָה, to_Samuel, toward_the_Ramah(הָ+where+ָ <text:s/>ה), </text:p>
      <text:p text:style-name="P4"/>
      <text:p text:style-name="P4">Translation:</text:p>
      <text:p text:style-name="P4">and they came to Samuel toward the Ramah. </text:p>
      <text:p text:style-name="P4"/>
      <text:p text:style-name="P4"/>
      <text:p text:style-name="P4">Samuel 8-5. part1: שמואל ב 8-5 וַיֹּאמְרוּ אֵלָיו הִנֵּה אַתָּה זָקַנְתָּ</text:p>
      <text:p text:style-name="P4"/>
      <text:p text:style-name="P4">Verbs:</text:p>
      <text:p text:style-name="P4">a: וַיֹּאמְרוּ אֵלָיו, OF: אָמַר, Conj-w | V-Qal-ConsecImperf-3mp, and_they_said, to_him, </text:p>
      <text:p text:style-name="P4">b: הִנֵּה אַתָּה זָקַנְתָּ, OF: זָקֵן, V-Qal-Perf-2ms, behold, you, aged, </text:p>
      <text:p text:style-name="P4"/>
      <text:p text:style-name="P4">Words:</text:p>
      <text:p text:style-name="P4"/>
      <text:p text:style-name="P4">Translation:</text:p>
      <text:p text:style-name="P4"><text:soft-page-break/>And they said to him, "Behold, you are aged, </text:p>
      <text:p text:style-name="P4"/>
      <text:p text:style-name="P4">part2: וּבָנֶיךָ לֹא הָלְכוּ בִּדְרָכֶיךָ</text:p>
      <text:p text:style-name="P4"/>
      <text:p text:style-name="P4">Verbs:</text:p>
      <text:p text:style-name="P4">a: וּבָנֶיךָ לֹא <text:s text:c="3"/>הָלְכוּ <text:s text:c="3"/>בִּדְרָכֶיךָ, OF:הָלַךְ, V-Qal-Perf-3cp, and_your_sons, not, they_walked, in_your_ways, </text:p>
      <text:p text:style-name="P4"/>
      <text:p text:style-name="P4">Words:</text:p>
      <text:p text:style-name="P4"/>
      <text:p text:style-name="P4">Translation:</text:p>
      <text:p text:style-name="P4">and your sons didn't walk in your ways, </text:p>
      <text:p text:style-name="P4"/>
      <text:p text:style-name="P4">part3: עַתָּה שִׂימָה־לָּנוּ מֶלֶךְ לְשָׁפְטֵנוּ כְּכָל־הַגּוֹיִם:</text:p>
      <text:p text:style-name="P4"/>
      <text:p text:style-name="P4">Verbs:</text:p>
      <text:p text:style-name="P4">a: עַתָּה <text:s text:c="3"/>שִׂימָה <text:s text:c="3"/>־לָּנוּ מֶלֶךְ, OF: שִֹים, V-Qal-Imp-ms | 3fs, now, please_set_she, for_us, king, </text:p>
      <text:p text:style-name="P4">b: לְשָׁפְטֵנוּ כְּכָל־הַגּוֹיִם, OF: שָׁפַט, Prep-l | V-Qal-Inf | 1cp, to_judge_us, like_all, of_the_nations, </text:p>
      <text:p text:style-name="P4"/>
      <text:p text:style-name="P4">Words:</text:p>
      <text:p text:style-name="P4"/>
      <text:p text:style-name="P4">Translation:</text:p>
      <text:p text:style-name="P4">Now, please set a king for us to judge us like all of the nations."</text:p>
      <text:p text:style-name="P4"/>
      <text:p text:style-name="P4"/>
      <text:p text:style-name="P4">Samuel 8-6. part1: שמואל ב 8-6 וַיֵּרַע הַדָּבָר בְּעֵינֵי שְׁמוּאֵל</text:p>
      <text:p text:style-name="P4"/>
      <text:p text:style-name="P4">Verbs:</text:p>
      <text:p text:style-name="P4">a: וַיֵּרַע, OF: רָעַע, Conj-w | V-Qal-ConsecImperf-3ms, and_he_is_evil, </text:p>
      <text:p text:style-name="P4"/>
      <text:p text:style-name="P4">Words:</text:p>
      <text:p text:style-name="P4">b: הַדָּבָר בְּעֵינֵי שְׁמוּאֵל, the_thing, in_eyes_of_Samuel, </text:p>
      <text:p text:style-name="P4"/>
      <text:p text:style-name="P4">Translation:</text:p>
      <text:p text:style-name="P4">But the thing is evil in the eyes of Samuel, </text:p>
      <text:p text:style-name="P4"/>
      <text:p text:style-name="P4">part2: כַּאֲשֶׁר אָמְרוּ תְּנָה־לָּנוּ מֶלֶךְ לְשָׁפְטֵנוּ</text:p>
      <text:p text:style-name="P4"/>
      <text:p text:style-name="P4">Verbs:</text:p>
      <text:p text:style-name="P4">a: כַּאֲשֶׁר אָמְרוּ, OF: אָמַר, V-Qal-Perf-3cp, like_which, they_said, </text:p>
      <text:p text:style-name="P4">b: תְּנָה <text:s text:c="3"/>־לָּנוּ מֶלֶךְ, OF: נָתַן, <text:tab/>V-Qal-Imp-ms | 3fs, please_give_she, to_us, king,</text:p>
      <text:p text:style-name="P4"><text:soft-page-break/>c: לְשָׁפְטֵנוּ, OF: שָׁפַט, Prep-l | V-Qal-Inf | 1cp, to_judge_us, </text:p>
      <text:p text:style-name="P4"/>
      <text:p text:style-name="P4">Words:</text:p>
      <text:p text:style-name="P4"/>
      <text:p text:style-name="P4">Translation:</text:p>
      <text:p text:style-name="P4">when they said, "Please give us a king to judge us." </text:p>
      <text:p text:style-name="P4"/>
      <text:p text:style-name="P4">part3: וַיִּתְפַּלֵּל שְׁמוּאֵל אֶל־יְהוָה: פ</text:p>
      <text:p text:style-name="P4"/>
      <text:p text:style-name="P4">Verbs:</text:p>
      <text:p text:style-name="P4">a: וַיִּתְפַּלֵּל <text:s text:c="3"/>שְׁמוּאֵל אֶל־יְהוָה, OF: פָּלַל, Conj-w | V-Hitpael-ConsecImperf-3ms, and_he_prayed, Samuel, to_Yahweh, </text:p>
      <text:p text:style-name="P4"/>
      <text:p text:style-name="P4">Words:</text:p>
      <text:p text:style-name="P4"/>
      <text:p text:style-name="P4">Translation:</text:p>
      <text:p text:style-name="P4">And Samuel prayed to Yahweh. </text:p>
      <text:p text:style-name="P4"/>
      <text:p text:style-name="P4"/>
      <text:p text:style-name="P4">Samuel 8-7. part1: שמואל ב 8-7 וַיֹּאמֶר יְהוָה אֶל־שְׁמוּאֵל</text:p>
      <text:p text:style-name="P4"/>
      <text:p text:style-name="P4">Verbs:</text:p>
      <text:p text:style-name="P4">a: וַיֹּאמֶר יְהוָה אֶל־שְׁמוּאֵל, OF: אָמַר, Conj-w | V-Qal-ConsecImperf-3ms, and he said, Yahweh, to_Samuel, </text:p>
      <text:p text:style-name="P4"/>
      <text:p text:style-name="P4">Words:</text:p>
      <text:p text:style-name="P4"/>
      <text:p text:style-name="P4">Translation:</text:p>
      <text:p text:style-name="P4">And Yahweh said to Samuel, </text:p>
      <text:p text:style-name="P4"/>
      <text:p text:style-name="P4">part2: שְׁמַע בְּקוֹל הָעָם לְכֹל אֲשֶׁר־יֹאמְרוּ אֵלֶיךָ</text:p>
      <text:p text:style-name="P4"/>
      <text:p text:style-name="P4">Verbs:</text:p>
      <text:p text:style-name="P4">a: שְׁמַע <text:s text:c="3"/>בְּקוֹל הָעָם, OF: שָׁמַע, YOU_LISTEN! in_voice, of_the_people, </text:p>
      <text:p text:style-name="P4">b: לְכֹל אֲשֶׁר־ <text:s text:c="3"/>יֹאמְרוּ <text:s text:c="3"/>אֵלֶיךָ, OF: אָמַר, <text:tab/>V-Qal-Imperf-3mp, they_will_say, to_all, which, to_you, </text:p>
      <text:p text:style-name="P4"/>
      <text:p text:style-name="P4">Words:</text:p>
      <text:p text:style-name="P4"/>
      <text:p text:style-name="P4">Translation:</text:p>
      <text:p text:style-name="P4">"Listen to the voice of the people, in all of which they will say to you. </text:p>
      <text:p text:style-name="P4"/>
      <text:p text:style-name="P4">part3: כִּי לֹא אֹתְךָ מָאָסוּ</text:p>
      <text:p text:style-name="P4"><text:soft-page-break/></text:p>
      <text:p text:style-name="P4">Verbs:</text:p>
      <text:p text:style-name="P4">a: כִּי לֹא אֹתְךָ <text:s text:c="3"/>מָאָסוּ, OF: מָאַס, V-Qal-Perf-3cp, they_rejected, because, not, אֵת־ךָ -you, </text:p>
      <text:p text:style-name="P4"/>
      <text:p text:style-name="P4">Words:</text:p>
      <text:p text:style-name="P4"/>
      <text:p text:style-name="P4">Translation:</text:p>
      <text:p text:style-name="P4">because they didn't reject you, </text:p>
      <text:p text:style-name="P4"/>
      <text:p text:style-name="P4">part4: כִּי־אֹתִי מָאֲסוּ מִמְּלֹךְ עֲלֵיהֶם:</text:p>
      <text:p text:style-name="P4"/>
      <text:p text:style-name="P4">Verbs:</text:p>
      <text:p text:style-name="P4">a: כִּי־אֹתִי מָאֲסוּ, OF: מָאַס, V-Qal-Perf-3cp, they_rejected, for, -me, </text:p>
      <text:p text:style-name="P4">b: מִמְּלֹךְ עֲלֵיהֶם, OF: מָלַךְ, Prep-m | V-Qal-Inf, from_reigning, over_them, </text:p>
      <text:p text:style-name="P4"/>
      <text:p text:style-name="P4">Words:</text:p>
      <text:p text:style-name="P4"/>
      <text:p text:style-name="P4">Translation:</text:p>
      <text:p text:style-name="P4">for they rejected me from reigning over them. </text:p>
      <text:p text:style-name="P4"/>
      <text:p text:style-name="P4"/>
      <text:p text:style-name="P4">Samuel 8-8. part1: שמואל ב 8-8 כְּכָל־הַמַּעֲשִׂים אֲשֶׁר־עָשׂוּ</text:p>
      <text:p text:style-name="P4"/>
      <text:p text:style-name="P4">Verbs:</text:p>
      <text:p text:style-name="P4">a: כְּכָל־הַמַּעֲשִׂים אֲשֶׁר־ <text:s text:c="3"/>עָשׂוּ, OF: עָשָֹה, <text:tab/>V-Qal-Perf-3cp, they_have_done, like_all, of_the_work, which, </text:p>
      <text:p text:style-name="P4"/>
      <text:p text:style-name="P4">Words:</text:p>
      <text:p text:style-name="P4"/>
      <text:p text:style-name="P4">Translation:</text:p>
      <text:p text:style-name="P4">Like all of the work which they have done, </text:p>
      <text:p text:style-name="P4"/>
      <text:p text:style-name="P4">part2: מִיּוֹם הַעֲלֹתִי אֹתָם מִמִּצְרַיִם וְעַד־הַיּוֹם הַזֶּה</text:p>
      <text:p text:style-name="P4"/>
      <text:p text:style-name="P4">Verbs:</text:p>
      <text:p text:style-name="P4">a: מִיּוֹם <text:s text:c="3"/>הַעֲלֹתִי <text:s text:c="3"/>אֹתָם מִמִּצְרַיִם, OF: עָלָה, V-Hifil-Inf | 1cs, I_was_bringing, from_day, them, from_Egypt, </text:p>
      <text:p text:style-name="P4"/>
      <text:p text:style-name="P4">Words:</text:p>
      <text:p text:style-name="P4">b: וְעַד־הַיּוֹם הַזֶּה, and_until, the_day, of_this, </text:p>
      <text:p text:style-name="P4"/>
      <text:p text:style-name="P4">Translation:</text:p>
      <text:p text:style-name="P4"><text:soft-page-break/>from the day I was bringing them from Egypt until this day, </text:p>
      <text:p text:style-name="P4"/>
      <text:p text:style-name="P4">part3: וַיַּעַזְבֻנִי וַיַּעַבְדוּ אֱלֹהִים אֲחֵרִים</text:p>
      <text:p text:style-name="P4"/>
      <text:p text:style-name="P4">Verbs:</text:p>
      <text:p text:style-name="P4">a: וַיַּעַזְבֻנִי, OF: עָזַב, Conj-w | V-Qal-ConsecImperf-3mp | 1cs, and_they_forsook_me, </text:p>
      <text:p text:style-name="P4">b: וַיַּעַבְדוּ, OF: עָבַד, Conj-w | V-Qal-ConsecImperf-3mp, and_they_served, </text:p>
      <text:p text:style-name="P4"/>
      <text:p text:style-name="P4">Words:</text:p>
      <text:p text:style-name="P4">c: אֱלֹהִים אֲחֵרִים, gods, of_others, </text:p>
      <text:p text:style-name="P4"/>
      <text:p text:style-name="P4">Translation:</text:p>
      <text:p text:style-name="P4">and they forsook me, and they served other gods. </text:p>
      <text:p text:style-name="P4"/>
      <text:p text:style-name="P4">part4: כֵּן הֵמָּה עֹשִׂים גַּם־לָךְ:</text:p>
      <text:p text:style-name="P4"/>
      <text:p text:style-name="P4">Verbs:</text:p>
      <text:p text:style-name="P4">a: כֵּן הֵמָּה <text:s text:c="3"/>עֹשִׂים <text:s text:c="3"/>גַּם־לָךְ, OF: עָשָֹה, V-Qal-Prtcpl-mp, who_are_doing, so, they, also_to_you. </text:p>
      <text:p text:style-name="P4"/>
      <text:p text:style-name="P4">Words:</text:p>
      <text:p text:style-name="P4"/>
      <text:p text:style-name="P4">Translation:</text:p>
      <text:p text:style-name="P4">so they are those who are also doing to you. (Because they are the same ones so they do the same things. )</text:p>
      <text:p text:style-name="P4"/>
      <text:p text:style-name="P4"/>
      <text:p text:style-name="P4">Samuel 8-9. part1: שמואל ב 8-9 וְעַתָּה שְׁמַע בְּקוֹלָם</text:p>
      <text:p text:style-name="P4"/>
      <text:p text:style-name="P4">Verbs:</text:p>
      <text:p text:style-name="P4">a: וְעַתָּה שְׁמַע בְּקוֹלָם, OF: שָׁמַע, V-Qal-Imp-ms, listen! and_now, in_their_voice, </text:p>
      <text:p text:style-name="P4"/>
      <text:p text:style-name="P4">Words:</text:p>
      <text:p text:style-name="P4"/>
      <text:p text:style-name="P4">Translation:</text:p>
      <text:p text:style-name="P4">And now, listen to their voice. </text:p>
      <text:p text:style-name="P4"/>
      <text:p text:style-name="P4">part2: אַךְ כִּי־הָעֵד תָּעִיד בָּהֶם וְהִגַּדְתָּ לָהֶם</text:p>
      <text:p text:style-name="P4"/>
      <text:p text:style-name="P4">Verbs:</text:p>
      <text:p text:style-name="P4">a: אַךְ כִּי־הָעֵד, OF: עוּד, V-Hifil_Infinitive_Absolute, forewarn, however, </text:p>
      <text:p text:style-name="P4">b: תָּעִיד, OF: עוּד, V-Hifil-Imperf-2ms, you_shall_forewarn!</text:p>
      <text:p text:style-name="P4"><text:soft-page-break/>d: וְהִגַּדְתָּ לָהֶם, OF: נָגַד, Conj-w | V-Hifil_Conjunctive_Perf-2ms, and_you_show, to_them, </text:p>
      <text:p text:style-name="P4"/>
      <text:p text:style-name="P4">Words:</text:p>
      <text:p text:style-name="P4">c: בָּהֶם, in_them, </text:p>
      <text:p text:style-name="P4"/>
      <text:p text:style-name="P4">Translation:</text:p>
      <text:p text:style-name="P4">However you shall solemnly forewarn them, and show them, </text:p>
      <text:p text:style-name="P4"/>
      <text:p text:style-name="P4">part3: מִשְׁפַּט הַמֶּלֶךְ אֲשֶׁר יִמְלֹךְ עֲלֵיהֶם: ס</text:p>
      <text:p text:style-name="P4"/>
      <text:p text:style-name="P4">Verbs:</text:p>
      <text:p text:style-name="P4">b: יִמְלֹךְ עֲלֵיהֶם, OF: מָלַךְ, V-Qal-Imperf-3ms, he_will_reign, over_them. </text:p>
      <text:p text:style-name="P4">Words:</text:p>
      <text:p text:style-name="P4">a: מִשְׁפַּט הַמֶּלֶךְ אֲשֶׁר, the_behavior/way, of_the_king, which, </text:p>
      <text:p text:style-name="P4"/>
      <text:p text:style-name="P4">Translation:</text:p>
      <text:p text:style-name="P4">the way of the king who will reign over then. </text:p>
      <text:p text:style-name="P4"/>
      <text:p text:style-name="P4"/>
      <text:p text:style-name="P4">Samuel 8-10. part1: שמואל ב 8-10 וַיֹּאמֶר שְׁמוּאֵל אֵת כָּל־דִּבְרֵי יְהוָה</text:p>
      <text:p text:style-name="P4"/>
      <text:p text:style-name="P4">Verbs:</text:p>
      <text:p text:style-name="P4">a: וַיֹּאמֶר שְׁמוּאֵל, OF: שָׁמַר, Conj-w | V-Qal-ConsecImperf-3ms, and_he_said, Samuel, </text:p>
      <text:p text:style-name="P4"/>
      <text:p text:style-name="P4">Words:</text:p>
      <text:p text:style-name="P4">b:אֵת כָּל־דִּבְרֵי יְהוָה, - all_of_words of_Yahweh, </text:p>
      <text:p text:style-name="P4"/>
      <text:p text:style-name="P4">Translation:</text:p>
      <text:p text:style-name="P4">And Samuel said all of the words of Yahweh, </text:p>
      <text:p text:style-name="P4"/>
      <text:p text:style-name="P4">part2: אֶל־הָעָם הַשּׁאֲלִים מֵאִתּוֹ מֶלֶךְ: ס</text:p>
      <text:p text:style-name="P4"/>
      <text:p text:style-name="P4">Verbs:</text:p>
      <text:p text:style-name="P4">a: אֶל־הָעָם הַשּׁאֲלִים, OF: שָׁאַל, Art | V-Qal-Prtcpl-mp, who_asked, to_the_people, <text:s/></text:p>
      <text:p text:style-name="P4">Words:</text:p>
      <text:p text:style-name="P4">b: מֵאִתּוֹ מֶלֶךְ, from_him(מִן אֵת וׂ), king, </text:p>
      <text:p text:style-name="P4"/>
      <text:p text:style-name="P4">Translation:</text:p>
      <text:p text:style-name="P4">to the people who asked him for a king. 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Microsoft Ya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Microsoft Ya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9T13:45:23.882851249</meta:creation-date>
    <dc:date>2021-03-23T13:38:29.102889097</dc:date>
    <meta:editing-duration>PT5M31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8" meta:paragraph-count="203" meta:word-count="1044" meta:character-count="6992" meta:non-whitespace-character-count="6020"/>
  </office:meta>
</office:document-meta>
</file>